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22.3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0000" fo:font-size="9pt"/>
    </style:style>
    <style:style style:name="T1" style:family="text">
      <style:text-properties fo:color="#800000" fo:font-size="9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5.91pt" svg:height="109.76pt" svg:x="154.29pt" svg:y="175.8pt">
            <loext:p draw:notify-on-update-of-ranges="Sheet1.A2:Sheet1.A12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36.14pt" svg:height="22.39pt" draw:transform="rotate (1.0471975511966) translate (328.847244094488pt 173.508661417323pt)">
            <draw:text-box>
              <text:p><text:span text:style-name="T1">covid</text:span></text:p>
            </draw:text-box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380" calcext:value-type="float">
            <text:p>4638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0794" calcext:value-type="float">
            <text:p>9079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1932" calcext:value-type="float">
            <text:p>17193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8324" calcext:value-type="float">
            <text:p>228324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5023" calcext:value-type="float">
            <text:p>34502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4903" calcext:value-type="float">
            <text:p>47490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0427" calcext:value-type="float">
            <text:p>60042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76301" calcext:value-type="float">
            <text:p>676301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03817" calcext:value-type="float">
            <text:p>703817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24914" calcext:value-type="float">
            <text:p>524914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71020" calcext:value-type="float">
            <text:p>671020</text:p>
          </table:table-cell>
          <table:table-cell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1">
        <number:embedded-text number:position="3"> </number:embedded-text>
      </number:number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2">00/00/0000</text:date>, <text:time style:data-style-name="N2" text:time-value="18:23:05.505960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5:27:34.904825497</meta:creation-date>
    <meta:generator>LibreOffice/5.1.6.2$Linux_X86_64 LibreOffice_project/10m0$Build-2</meta:generator>
    <dc:date>2022-03-02T18:25:09.593121558</dc:date>
    <meta:editing-duration>PT17M23S</meta:editing-duration>
    <meta:editing-cycles>11</meta:editing-cycles>
    <meta:document-statistic meta:table-count="1" meta:cell-count="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1"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61"/>
      <style:graphic-properties svg:stroke-color="#b3b3b3"/>
      <style:text-properties fo:font-size="9pt" style:font-size-asian="10pt" style:font-size-complex="10pt"/>
    </style:style>
    <style:style style:name="ch4" style:family="chart" style:data-style-name="N122">
      <style:chart-properties chart:display-label="true" chart:logarithmic="false" chart:maximum="700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link-data-style-to-source="true"/>
      <style:graphic-properties draw:stroke="none" draw:fill-color="#006600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65cm" svg:height="3.873cm" xlink:href=".." xlink:type="simple" chart:class="chart:bar" chart:style-name="ch1">
        <chart:plot-area chart:style-name="ch2" table:cell-range-address="Sheet1.A2:Sheet1.B12" chart:data-source-has-labels="column" svg:x="-0.081cm" svg:y="-0.019cm" svg:width="7.303cm" svg:height="4.469cm">
          <chartooo:coordinate-region svg:x="1.387cm" svg:y="0.18cm" svg:width="5.835cm" svg:height="3.193cm"/>
          <chart:axis chart:dimension="x" chart:name="primary-x" chart:style-name="ch3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class="chart:bar">
            <chart:data-point chart:repeated="9"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2:Sheet1.A12</svg:desc>
                </draw:g>
              </table:table-cell>
              <table:table-cell office:value-type="float" office:value="46380">
                <text:p>46380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794">
                <text:p>9079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1932">
                <text:p>17193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8324">
                <text:p>2283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45023">
                <text:p>34502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74903">
                <text:p>47490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00427">
                <text:p>60042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76301">
                <text:p>67630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03817">
                <text:p>70381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524914">
                <text:p>52491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671020">
                <text:p>671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